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>
            <text:p>16</text:p>
          </table:table-cell>
          <table:table-cell office:value-type="string"/>
          <table:table-cell office:value-type="string">
            <text:p>SomVita Prosecco Extra Brut</text:p>
          </table:table-cell>
          <table:table-cell office:value-type="string">
            <text:p>Kellerei Sacch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52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53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54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55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56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57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98</text:p>
          </table:table-cell>
          <table:table-cell office:value-type="string"/>
          <table:table-cell office:value-type="string">
            <text:p>La Maio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345</text:p>
          </table:table-cell>
          <table:table-cell office:value-type="string"/>
          <table:table-cell office:value-type="string">
            <text:p>Ca’ del Bosco Rosé Annamaria Clementi Vintage 2012 Extra Brut 1,5 L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eqkyp7md23h3wfqn</text:p>
          </table:table-cell>
          <table:table-cell office:value-type="string">
            <text:p>ROSE_SPARKLING</text:p>
          </table:table-cell>
          <table:table-cell office:value-type="string">
            <text:p>Franciacorta Rosé Annamaria Clementi Extra Brut</text:p>
          </table:table-cell>
          <table:table-cell office:value-type="string">
            <text:p>Ca' del Bosco</text:p>
          </table:table-cell>
          <table:table-cell office:value-type="float" office:value="50.721313">
            <text:p>50.721313</text:p>
          </table:table-cell>
        </table:table-row>
        <table:table-row>
          <table:table-cell office:value-type="string">
            <text:p>41</text:p>
          </table:table-cell>
          <table:table-cell office:value-type="string"/>
          <table:table-cell office:value-type="string">
            <text:p>Ca’ del Bosco Rosé Annamaria Clementi Vintage 2012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eqkyp7md23h3wfqn</text:p>
          </table:table-cell>
          <table:table-cell office:value-type="string">
            <text:p>ROSE_SPARKLING</text:p>
          </table:table-cell>
          <table:table-cell office:value-type="string">
            <text:p>Franciacorta Rosé Annamaria Clementi Extra Brut</text:p>
          </table:table-cell>
          <table:table-cell office:value-type="string">
            <text:p>Ca' del Bosco</text:p>
          </table:table-cell>
          <table:table-cell office:value-type="float" office:value="50.721313">
            <text:p>50.721313</text:p>
          </table:table-cell>
        </table:table-row>
        <table:table-row>
          <table:table-cell office:value-type="string">
            <text:p>241</text:p>
          </table:table-cell>
          <table:table-cell office:value-type="string"/>
          <table:table-cell office:value-type="string">
            <text:p>Vigna Toren Riserva 2020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string">
            <text:p>371</text:p>
          </table:table-cell>
          <table:table-cell office:value-type="string"/>
          <table:table-cell office:value-type="string">
            <text:p>Vigna Toren Riserva 2018 1,5 L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string">
            <text:p>120</text:p>
          </table:table-cell>
          <table:table-cell office:value-type="string"/>
          <table:table-cell office:value-type="string">
            <text:p>Viribus Unitis Weiß 2018 </text:p>
          </table:table-cell>
          <table:table-cell office:value-type="string">
            <text:p>Weingut Andi Sölva und Norbert Ko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Andi Sölva &amp; Norbert Kofler</text:p>
          </table:table-cell>
          <table:table-cell office:value-type="float" office:value="69.790886">
            <text:p>69.790886</text:p>
          </table:table-cell>
        </table:table-row>
        <table:table-row>
          <table:table-cell office:value-type="string">
            <text:p>250</text:p>
          </table:table-cell>
          <table:table-cell office:value-type="string"/>
          <table:table-cell office:value-type="string">
            <text:p>Viribus Unitis 2018 </text:p>
          </table:table-cell>
          <table:table-cell office:value-type="string">
            <text:p>Weingut Andi Sölva und Norbert Ko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Andi Sölva &amp; Norbert Kofler</text:p>
          </table:table-cell>
          <table:table-cell office:value-type="float" office:value="69.790886">
            <text:p>69.7908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